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ff0000" draw:textarea-horizontal-align="center" draw:textarea-vertical-align="middle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9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93cm"/>
    </style:style>
    <style:style style:name="gr5" style:family="graphic" style:parent-style-name="standard">
      <style:graphic-properties draw:marker-start="Arrow" draw:marker-end="" draw:marker-end-width="0.25cm" draw:textarea-horizontal-align="center" draw:textarea-vertical-align="middle"/>
    </style:style>
    <style:style style:name="gr6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7" style:family="graphic" style:parent-style-name="standard">
      <style:graphic-properties draw:marker-start="" draw:marker-end="Arrow" draw:marker-end-width="0.25cm" draw:textarea-horizontal-align="center" draw:textarea-vertical-align="middle"/>
    </style:style>
    <style:style style:name="P1" style:family="paragraph">
      <style:paragraph-properties fo:text-align="center"/>
      <style:text-properties fo:font-family="'Times New Roman'" style:font-style-name="Regular" style:font-pitch="variable" style:font-size-asian="18pt" style:font-size-complex="18pt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style-name="Regular" style:font-pitch="variable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family="'Times New Roman'" style:font-style-name="Regular" style:font-pitch="variable" fo:font-size="24pt" style:font-size-asian="18pt" style:font-size-complex="18pt"/>
    </style:style>
    <style:style style:name="P4" style:family="paragraph">
      <style:paragraph-properties fo:margin-left="0cm" fo:margin-right="0cm" fo:text-indent="0cm"/>
      <style:text-properties fo:font-family="'Times New Roman'" style:font-style-name="Regular" style:font-pitch="variable" style:font-size-asian="18pt" style:font-size-complex="18pt"/>
    </style:style>
    <style:style style:name="P5" style:family="paragraph">
      <style:paragraph-properties fo:margin-left="0cm" fo:margin-right="0cm" fo:text-indent="0cm"/>
      <style:text-properties fo:font-family="'Times New Roman'" style:font-style-name="Regular" style:font-pitch="variable" fo:font-size="24pt" style:font-size-asian="18pt" style:font-size-complex="18pt"/>
    </style:style>
    <style:style style:name="T1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7.293cm" svg:height="2.905cm" svg:x="0.347cm" svg:y="0.313cm">
          <text:p/>
        </draw:rect>
        <draw:ellipse draw:style-name="gr2" draw:text-style-name="P3" draw:layer="layout" svg:width="1.271cm" svg:height="1.14cm" svg:x="8.303cm" svg:y="1.086cm">
          <text:p text:style-name="P2"><text:span text:style-name="T1">UI</text:span></text:p>
        </draw:ellipse>
        <draw:ellipse draw:style-name="gr2" draw:text-style-name="P3" draw:layer="layout" svg:width="2.882cm" svg:height="1.387cm" svg:x="0.663cm" svg:y="0.924cm">
          <text:p text:style-name="P2"><text:span text:style-name="T1">CALC</text:span></text:p>
        </draw:ellipse>
        <draw:frame draw:style-name="gr3" draw:text-style-name="P5" draw:layer="layout" svg:width="3.423cm" svg:height="1.271cm" svg:x="17.566cm" svg:y="1.308cm">
          <draw:text-box>
            <text:p text:style-name="P4"><text:span text:style-name="T1">ToolBus</text:span></text:p>
          </draw:text-box>
        </draw:frame>
        <draw:frame draw:style-name="gr4" draw:text-style-name="P5" draw:layer="layout" svg:width="2.437cm" svg:height="1.271cm" svg:x="18.158cm" svg:y="6.956cm">
          <draw:text-box>
            <text:p text:style-name="P4"><text:span text:style-name="T1">Tools</text:span></text:p>
          </draw:text-box>
        </draw:frame>
        <draw:line draw:style-name="gr5" draw:text-style-name="P1" draw:layer="layout" svg:x1="16.043cm" svg:y1="2.492cm" svg:x2="16.05cm" svg:y2="6.906cm">
          <text:p/>
        </draw:line>
        <draw:rect draw:style-name="gr6" draw:text-style-name="P3" draw:layer="layout" svg:width="2.672cm" svg:height="1.712cm" svg:x="14.103cm" svg:y="6.709cm">
          <text:p text:style-name="P2"><text:span text:style-name="T1">clock</text:span></text:p>
        </draw:rect>
        <draw:line draw:style-name="gr7" draw:text-style-name="P1" draw:layer="layout" svg:x1="2.319cm" svg:y1="2.338cm" svg:x2="2.319cm" svg:y2="6.897cm">
          <text:p/>
        </draw:line>
        <draw:line draw:style-name="gr5" draw:text-style-name="P1" draw:layer="layout" svg:x1="1.774cm" svg:y1="2.24cm" svg:x2="1.775cm" svg:y2="6.879cm">
          <text:p/>
        </draw:line>
        <draw:line draw:style-name="gr7" draw:text-style-name="P1" draw:layer="layout" svg:x1="9.302cm" svg:y1="2.181cm" svg:x2="9.302cm" svg:y2="6.74cm">
          <text:p/>
        </draw:line>
        <draw:line draw:style-name="gr5" draw:text-style-name="P1" draw:layer="layout" svg:x1="8.69cm" svg:y1="2.218cm" svg:x2="8.691cm" svg:y2="6.857cm">
          <text:p/>
        </draw:line>
        <draw:rect draw:style-name="gr6" draw:text-style-name="P3" draw:layer="layout" svg:width="2.672cm" svg:height="1.712cm" svg:x="7.568cm" svg:y="6.718cm">
          <text:p text:style-name="P2"><text:span text:style-name="T1">ui</text:span></text:p>
        </draw:rect>
        <draw:rect draw:style-name="gr6" draw:text-style-name="P3" draw:layer="layout" svg:width="2.672cm" svg:height="1.712cm" svg:x="0.742cm" svg:y="6.785cm">
          <text:p text:style-name="P2"><text:span text:style-name="T1">calc</text:span></text:p>
        </draw:rect>
        <draw:line draw:style-name="gr5" draw:text-style-name="P1" draw:layer="layout" svg:x1="5.245cm" svg:y1="2.4cm" svg:x2="5.246cm" svg:y2="7.039cm">
          <text:p/>
        </draw:line>
        <draw:rect draw:style-name="gr6" draw:text-style-name="P3" draw:layer="layout" svg:width="2.672cm" svg:height="1.712cm" svg:x="4.2cm" svg:y="6.762cm">
          <text:p text:style-name="P2"><text:span text:style-name="T1">batch</text:span></text:p>
        </draw:rect>
        <draw:line draw:style-name="gr7" draw:text-style-name="P1" draw:layer="layout" svg:x1="12.387cm" svg:y1="2.253cm" svg:x2="12.387cm" svg:y2="6.812cm">
          <text:p/>
        </draw:line>
        <draw:line draw:style-name="gr7" draw:text-style-name="P1" draw:layer="layout" svg:x1="5.722cm" svg:y1="2.203cm" svg:x2="5.722cm" svg:y2="6.762cm">
          <text:p/>
        </draw:line>
        <draw:ellipse draw:style-name="gr2" draw:text-style-name="P3" draw:layer="layout" svg:width="3.507cm" svg:height="1.387cm" svg:x="3.886cm" svg:y="0.971cm">
          <text:p text:style-name="P2"><text:span text:style-name="T1">BATCH</text:span></text:p>
        </draw:ellipse>
        <draw:ellipse draw:style-name="gr2" draw:text-style-name="P3" draw:layer="layout" svg:width="3.507cm" svg:height="1.387cm" svg:x="9.988cm" svg:y="1.054cm">
          <text:p text:style-name="P2"><text:span text:style-name="T1">LOG</text:span></text:p>
        </draw:ellipse>
        <draw:line draw:style-name="gr5" draw:text-style-name="P1" draw:layer="layout" svg:x1="11.543cm" svg:y1="2.382cm" svg:x2="11.544cm" svg:y2="7.021cm">
          <text:p/>
        </draw:line>
        <draw:rect draw:style-name="gr6" draw:text-style-name="P3" draw:layer="layout" svg:width="2.672cm" svg:height="1.712cm" svg:x="10.854cm" svg:y="6.777cm">
          <text:p text:style-name="P2"><text:span text:style-name="T1">log</text:span></text:p>
        </draw:rect>
        <draw:ellipse draw:style-name="gr2" draw:text-style-name="P3" draw:layer="layout" svg:width="3.507cm" svg:height="1.387cm" svg:x="13.705cm" svg:y="1.104cm">
          <text:p text:style-name="P2"><text:span text:style-name="T1">CLOCK</text:span></text:p>
        </draw:ellipse>
        <draw:line draw:style-name="gr7" draw:text-style-name="P1" draw:layer="layout" svg:x1="15.151cm" svg:y1="2.422cm" svg:x2="15.148cm" svg:y2="6.7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horndale AMT'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11-25T16:27:18</meta:creation-date>
    <dc:date>2007-11-25T16:31:34</dc:date>
    <dc:language>en-US</dc:language>
    <meta:editing-cycles>2</meta:editing-cycles>
    <meta:editing-duration>PT4M17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